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
</text:span>
        <text:span text:style-name="rststyle-comment">
          <text:span text:style-name="rststyle-single"># Veya doğrudan çalıştırabiliriz.
</text:span>
        </text:span>
        <text:span text:style-name="rststyle-whitespace">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operator">(</text:span>
        <text:span text:style-name="rststyle-whitespace"> 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whitespace">
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whitespace">
</text:span>
        <text:span text:style-name="rststyle-comment">
          <text:span text:style-name="rststyle-single"># Sayılar tırnak içine alınmaz.</text:span>
        </text:span>
        <text:span text:style-name="rststyle-whitespace">
</text:span>
        <text:span text:style-name="rststyle-comment">
          <text:span text:style-name="rststyle-single"># True ve False doğruluk belirti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whitespace">
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whitespace">
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whitespace">
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whitespace">
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whitespace">
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whitespace">
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whitespace">
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whitespace">
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whitespace">
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whitespace">
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whitespace">
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keyword">elif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whitespace">
</text:span>
        <text:span text:style-name="rststyle-keyword">if</text:span>
        <text:span text:style-name="rststyle-name">veri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whitespace">
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whitespace">
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whitespace">
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whitespace">
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eşittir</text:span>
        <text:span text:style-name="rststyle-whitespace">
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whitespace">
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whitespace">
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whitespace">
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whitespace">
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whitespace">
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whitespace">
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whitespace">
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whitespace">
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whitespace">
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whitespace">
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2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  <text:p text:style-name="rststyle-textbody">Bir döngüden çıkmak için <text:span text:style-name="rststyle-strong">break</text:span> ifadesi kullanılır. Döngünün o andi adımını tamamlayıp diğer adıma geçmek için ise <text:span text:style-name="rststyle-strong">continue</text:span> ifadesi kullanılır.</text:p>
        <text:p text:style-name="rststyle-textbody">Örneğin aşyağıda siz çift sayı girene kadar sürekli olarak çalışan bir program yazalım.</text:p>
        <ns0:p ns0:style-name="rststyle-codeblock">while True:<ns0:line-break/><ns0:s ns0:c="4"/>sayi = int(input("Sayı girin"))<ns0:line-break/><ns0:s ns0:c="4"/>if sayi % 2 == 0:<ns0:line-break/><ns0:s ns0:c="8"/>break</ns0:p>
        <text:span text:style-name="rststyle-keyword">while</text:span>
        <text:span text:style-name="rststyle-keyword">
          <text:span text:style-name="rststyle-constant">True</text:span>
        </text:span>
        <text:span text:style-name="rststyle-punctuation">:</text:span>
        <text:span text:style-name="rststyle-whitespace">
</text:span>
        <text:span text:style-name="rststyle-name">sayi</text:span>
        <text:span text:style-name="rststyle-operator">=</text:span>
        <text:span text:style-name="rststyle-name">
          <text:span text:style-name="rststyle-builtin">int</text:span>
        </text:span>
        <text:span text:style-name="rststyle-punctuation">(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Sayı girin"</text:span>
          </text:span>
        </text:span>
        <text:span text:style-name="rststyle-punctuation">))</text:span>
        <text:span text:style-name="rststyle-whitespace">
</text:span>
        <text:span text:style-name="rststyle-keyword">if</text:span>
        <text:span text:style-name="rststyle-name">sayi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whitespace">
</text:span>
        <text:span text:style-name="rststyle-keyword">break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comment">
          <text:span text:style-name="rststyle-single"># Şununla aynıdır</text:span>
        </text:span>
        <text:span text:style-name="rststyle-whitespace">
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whitespace">
</text:span>
        <text:span text:style-name="rststyle-name">eylem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whitespace">
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whitespace">
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whitespace">
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whitespace">
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whitespace">
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whitespace">
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3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12"/>break # for döngüsünden çıkmak için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whitespace">
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comment">
          <text:span text:style-name="rststyle-single"># Şu anki sayı</text:span>
        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whitespace">
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whitespace">
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whitespace">
</text:span>
        <text:span text:style-name="rststyle-keyword">break</text:span>
        <text:span text:style-name="rststyle-comment">
          <text:span text:style-name="rststyle-single"># for döngüsünden çıkmak için</text:span>
        </text:span>
        <text:span text:style-name="rststyle-whitespace">
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whitespace">
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whitespace">
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whitespace">
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whitespace">
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name">yazdir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whitespace">
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whitespace">
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whitespace">
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whitespace">
    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whitespace">
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whitespace">
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whitespace">
</text:span>
        <text:span text:style-name="rststyle-operator">-&gt;</text:span>
        <text:span text:style-name="rststyle-whitespace">
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whitespace">
    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whitespace">
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whitespace">
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whitespace">
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whitespace">
</text:span>
        <text:span text:style-name="rststyle-comment">
          <text:span text:style-name="rststyle-single"># Bunun yerine doğrudan c,d = d,c kullanılabilirdi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Konunun daha iyi anlaşılabilir olması için girilen dizinin sayılarının ortalamasını alan bir fonksiyon yazalım.</text:p>
        <ns0:p ns0:style-name="rststyle-codeblock">def ortalama(dizi):<ns0:line-break/><ns0:s ns0:c="4"/>toplam = 0 # toplam değişkeni tanımladık.<ns0:line-break/><ns0:s ns0:c="4"/>for eleman in dizi: # for döngüsü oluşturduk.<ns0:line-break/><ns0:s ns0:c="8"/>toplam += int(eleman) # elemanları topladık.<ns0:line-break/><ns0:s ns0:c="4"/>return toplam / len(dizi) # toplamı eleman sayısına böldük.<ns0:line-break/><ns0:line-break/>ort = input("Dizi giriniz. aralarına , koyunuz")<ns0:line-break/>print(ortalama(ort.split(",")))<ns0:line-break/>&lt;- 1,34,22,-32<ns0:line-break/>-&gt; 6.25</ns0:p>
        <text:span text:style-name="rststyle-keyword">def</text:span>
        <text:span text:style-name="rststyle-name">
          <text:span text:style-name="rststyle-function">ortalama</text:span>
        </text:span>
        <text:span text:style-name="rststyle-punctuation">(</text:span>
        <text:span text:style-name="rststyle-name">dizi</text:span>
        <text:span text:style-name="rststyle-punctuation">):</text:span>
        <text:span text:style-name="rststyle-whitespace">
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comment">
          <text:span text:style-name="rststyle-single"># toplam değişkeni tanımladık.</text:span>
        </text:span>
        <text:span text:style-name="rststyle-whitespace">
</text:span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comment">
          <text:span text:style-name="rststyle-single"># for döngüsü oluşturduk.</text:span>
        </text:span>
        <text:span text:style-name="rststyle-whitespace">
</text:span>
        <text:span text:style-name="rststyle-name">toplam</text:span>
        <text:span text:style-name="rststyle-operator">+=</text:span>
        <text:span text:style-name="rststyle-name">
          <text:span text:style-name="rststyle-builtin">int</text:span>
        </text:span>
        <text:span text:style-name="rststyle-punctuation">(</text:span>
        <text:span text:style-name="rststyle-name">eleman</text:span>
        <text:span text:style-name="rststyle-punctuation">)</text:span>
        <text:span text:style-name="rststyle-comment">
          <text:span text:style-name="rststyle-single"># elemanları topladık.</text:span>
        </text:span>
        <text:span text:style-name="rststyle-whitespace">
</text:span>
        <text:span text:style-name="rststyle-keyword">return</text:span>
        <text:span text:style-name="rststyle-name">toplam</text:span>
        <text:span text:style-name="rststyle-operator">/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comment">
          <text:span text:style-name="rststyle-single"># toplamı eleman sayısına böldük.</text:span>
        </text:span>
        <text:span text:style-name="rststyle-whitespace">

</text:span>
        <text:span text:style-name="rststyle-name">ort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Dizi giriniz. aralarına , koyunuz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ortalama</text:span>
        <text:span text:style-name="rststyle-punctuation">(</text:span>
        <text:span text:style-name="rststyle-name">ort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,"</text:span>
          </text:span>
        </text:span>
        <text:span text:style-name="rststyle-punctuation">)))</text:span>
        <text:span text:style-name="rststyle-whitespace">
</text:span>
        <text:span text:style-name="rststyle-operator">&lt;-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operator">-</text:span>
        <text:span text:style-name="rststyle-literal">
          <text:span text:style-name="rststyle-number">
            <text:span text:style-name="rststyle-integer">32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float">6.25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whitespace">
</text:span>
        <text:span text:style-name="rststyle-name">eylem</text:span>
        <text:span text:style-name="rststyle-whitespace">
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whitespace">
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whitespace">
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whitespace">
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whitespace">
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whitespace">
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whitespace">

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whitespace">
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whitespace">
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whitespace">
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whitespace">
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whitespace">
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whitespace">
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whitespace">
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whitespace">
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whitespace">
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whitespace">
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whitespace">
</text:span>
        <text:span text:style-name="rststyle-operator">-&gt;</text:span>
        <text:span text:style-name="rststyle-name">Merhaba</text:span>
        <text:span text:style-name="rststyle-whitespace">
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whitespace">
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whitespace">
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whitespace">
</text:span>
        <text:span text:style-name="rststyle-keyword">[bölüm2]</text:span>
        <text:span text:style-name="rststyle-whitespace">
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whitespace">
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whitespace">
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whitespace">
</text:span>
        <text:span text:style-name="rststyle-punctuation">[</text:span>
        <text:span text:style-name="rststyle-name">hmm</text:span>
        <text:span text:style-name="rststyle-punctuation">]</text:span>
        <text:span text:style-name="rststyle-whitespace">
</text:span>
        <text:span text:style-name="rststyle-name">veri</text:span>
        <text:span text:style-name="rststyle-operator">=</text:span>
        <text:span text:style-name="rststyle-name">abc123x</text:span>
        <text:span text:style-name="rststyle-whitespace">
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<ns0:s ns0:c="4"/>def deger_al(bolum,veri):<ns0:line-break/><ns0:s ns0:c="8"/>etkin = False # istenilen yere gelene kadar etkisiz kal<ns0:line-break/><ns0:s ns0:c="8"/>for satir in dosya.icerik.split("\n"):<ns0:line-break/><ns0:s ns0:c="12"/>if "[" + bolum + "]" in satir: # okunan satırda istenilen bölümün başı mı<ns0:line-break/><ns0:s ns0:c="16"/>etkin = True # etkinleştir<ns0:line-break/><ns0:s ns0:c="12"/>if etkin and "=" in satir: # etkinse ve satırda = bulunuyorsa<ns0:line-break/><ns0:s ns0:c="16"/>if satir.split("=")[0] == veri: # = işaretine göre 0. eleman aranan mı<ns0:line-break/><ns0:s ns0:c="20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whitespace">
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whitespace">
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whitespace">
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whitespace">
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whitespace">
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whitespace">
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whitespace">
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whitespace">
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whitespace">
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whitespace">
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whitespace">
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whitespace">
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whitespace">
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whitespace">
</text:span>
        <text:span text:style-name="rststyle-operator">-&gt;</text:span>
        <text:span text:style-name="rststyle-name">abc123x</text:span>
        <text:p text:style-name="rststyle-textbody">Bir modülü diğer bir modülün genişletilmişi olarak tanımlayabiliriz. Gelişletilen modül asıl modüldeki tüm fonksiyonlara ve değişkenlere sahip olur. Aşağıdaki örnekteki gibi <text:span text:style-name="rststyle-strong">super().__init__()</text:span> kullanarak üst modülümüzdeki tüm tanımlamalara sahip olmasını sağlayabiliriz.</text:p>
        <ns0:p ns0:style-name="rststyle-codeblock"># ornek.py dosyası<ns0:line-break/>class deneme:<ns0:line-break/><ns0:s ns0:c="4"/>def __init__(self):<ns0:line-break/><ns0:s ns0:c="8"/>self.sayi = 13<ns0:line-break/><ns0:s ns0:c="4"/>def hmm(self,yazi):<ns0:line-break/><ns0:s ns0:c="8"/>print(yazi)<ns0:line-break/><ns0:line-break/>class genis(deneme):<ns0:line-break/><ns0:s ns0:c="4"/>def __init__(self):<ns0:line-break/><ns0:s ns0:c="8"/>super().__init__()<ns0:line-break/><ns0:s ns0:c="8"/>self.sayi2 = 44</ns0:p>
        <text:span text:style-name="rststyle-comment">
          <text:span text:style-name="rststyle-single"># ornek.py dosyası</text:span>
        </text:span>
        <text:span text:style-name="rststyle-whitespace">
</text:span>
        <text:span text:style-name="rststyle-keyword">class</text:span>
        <text:span text:style-name="rststyle-name">
          <text:span text:style-name="rststyle-class">deneme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hmm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azi</text:span>
        <text:span text:style-name="rststyle-punctuation">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
</text:span>
        <text:span text:style-name="rststyle-keyword">class</text:span>
        <text:span text:style-name="rststyle-name">
          <text:span text:style-name="rststyle-class">genis</text:span>
        </text:span>
        <text:span text:style-name="rststyle-punctuation">(</text:span>
        <text:span text:style-name="rststyle-name">deneme</text:span>
        <text:span text:style-name="rststyle-punctuation">)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super</text:span>
        </text:span>
        <text:span text:style-name="rststyle-punctuation">()</text:span>
        <text:span text:style-name="rststyle-operator">.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)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main.py dosyası<ns0:line-break/>from ornek import genis as g # ornek.py dosyasındaki genis sınıfını g olarak içeri aldık.<ns0:line-break/>print(g.sayi, g.sayi2)<ns0:line-break/>g.hmm("abc123")<ns0:line-break/>-&gt; 13 44<ns0:line-break/>-&gt; abc123</ns0:p>
        <text:span text:style-name="rststyle-comment">
          <text:span text:style-name="rststyle-single"># main.py dosyası</text:span>
        </text:span>
        <text:span text:style-name="rststyle-whitespace">
</text:span>
        <text:span text:style-name="rststyle-keyword">
          <text:span text:style-name="rststyle-namespace">from</text:span>
        </text:span>
        <text:span text:style-name="rststyle-name">
          <text:span text:style-name="rststyle-namespace">ornek</text:span>
        </text:span>
        <text:span text:style-name="rststyle-keyword">
          <text:span text:style-name="rststyle-namespace">import</text:span>
        </text:span>
        <text:span text:style-name="rststyle-name">genis</text:span>
        <text:span text:style-name="rststyle-keyword">as</text:span>
        <text:span text:style-name="rststyle-name">g</text:span>
        <text:span text:style-name="rststyle-comment">
          <text:span text:style-name="rststyle-single"># ornek.py dosyasındaki genis sınıfını g olarak içeri aldık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g</text:span>
        <text:span text:style-name="rststyle-operator">.</text:span>
        <text:span text:style-name="rststyle-name">sayi</text:span>
        <text:span text:style-name="rststyle-punctuation">,</text:span>
        <text:span text:style-name="rststyle-name">g</text:span>
        <text:span text:style-name="rststyle-operator">.</text:span>
        <text:span text:style-name="rststyle-name">sayi2</text:span>
        <text:span text:style-name="rststyle-punctuation">)</text:span>
        <text:span text:style-name="rststyle-whitespace">
</text:span>
        <text:span text:style-name="rststyle-name">g</text:span>
        <text:span text:style-name="rststyle-operator">.</text:span>
        <text:span text:style-name="rststyle-name">hmm</text:span>
        <text:span text:style-name="rststyle-punctuation">(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whitespace">
</text:span>
        <text:span text:style-name="rststyle-operator">-&gt;</text:span>
        <text:span text:style-name="rststyle-name">abc123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2-12T08:41:15</meta:creation-date>
    <dc:creator>a</dc:creator>
    <dc:date>2023-02-12T08:41:15</dc:date>
    <dc:language>en-US</dc:language>
    <meta:editing-cycles>1</meta:editing-cycles>
    <meta:editing-duration>PT00M01S</meta:editing-duration>
    <dc:title>Python dersi</dc:title>
  </office:meta>
</office:document-meta>
</file>